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/>
      <style:text-properties fo:font-weight="normal"/>
    </style:style>
    <style:style style:name="P4" style:family="paragraph" style:parent-style-name="Text_20_body">
      <style:paragraph-properties fo:margin-top="0in" fo:margin-bottom="0in"/>
    </style:style>
    <style:style style:name="P5" style:family="paragraph" style:parent-style-name="Text_20_body">
      <style:paragraph-properties fo:margin-top="0in" fo:margin-bottom="0in"/>
      <style:text-properties fo:font-weight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ario:</text:p>
      <text:p text:style-name="Standard"/>
      <text:p text:style-name="P2"><text:span text:style-name="T1">Script</text:span>: Un script representa una prueba automatizada.</text:p>
      <text:p text:style-name="P2"/>
      <text:p text:style-name="P2"><text:span text:style-name="T1">Set de Datos</text:span><text:span text:style-name="T2">: Conjunto de Datos que pueden ser utilizados por un Script. Un Set de Datos tambien es conocido bajo el nombre de Caso.</text:span></text:p>
      <text:p text:style-name="P2"><text:span text:style-name="T2"/></text:p>
      <text:p text:style-name="P3"><text:span text:style-name="T1">Importar Script</text:span>: Hacer una copia de un Script perteneciente a otro proyecto dentro del nuestro.</text:p>
      <text:p text:style-name="P3"/>
      <text:p text:style-name="P3"><text:span text:style-name="T1">Exportar Script</text:span>: Realizar una copia del Script, en el cual nos encontramos trabajando, en otro Proyecto.</text:p>
      <text:p text:style-name="P3"/>
      <text:p text:style-name="P3"><text:span text:style-name="T1">Verificar Sintaxis</text:span>: Buscar errores de Programación dentro de un Script.</text:p>
      <text:p text:style-name="P3"/>
      <text:p text:style-name="P3"><text:span text:style-name="T1">Datos Recuperados</text:span>: Información obtenida mediante la ejecución de un Script.</text:p>
      <text:p text:style-name="P3"><text:span text:style-name="T2"/></text:p>
      <text:p text:style-name="P3"><text:span text:style-name="T1">Historial de Modificaciones</text:span>: Listado de las diferentes modificaciones realizadas sobre un Script.</text:p>
      <text:p text:style-name="P2"/>
      <text:p text:style-name="P2"><text:span text:style-name="T1">Suite</text:span>: Conjunto de Scripts, que pueden o no estar relacionados.</text:p>
      <text:p text:style-name="P2"/>
      <text:p text:style-name="P2"><text:span text:style-name="T1">Relaciones</text:span><text:span text:style-name="T2">: Se relaciona a un script con otro, al cual le va a pasar datos.</text:span></text:p>
      <text:p text:style-name="P2"><text:span text:style-name="T2"/></text:p>
      <text:p text:style-name="P2"><text:span text:style-name="T1">Entorno de Ejecución</text:span><text:span text:style-name="T2">: Parametros configurables que se seleccionan antes de la corrida de un script, que definen el ambiente en que sera ejecutado.</text:span></text:p>
      <text:p text:style-name="P2"/>
      <text:p text:style-name="P2"><text:span text:style-name="T1">Historial de Ejecuciones</text:span><text:span text:style-name="T2">: Listado, por Proyecto, de Ejecuciones realizadas.</text:span></text:p>
      <text:p text:style-name="P2"><text:span text:style-name="T2"/></text:p>
      <text:p text:style-name="P2"><text:span text:style-name="T1">Cola de Tareas</text:span><text:span text:style-name="T2">: Lista de Tareas a la espera de ser ejecutadas.</text:span></text:p>
      <text:p text:style-name="Standard"/>
      <text:p text:style-name="P2"><text:span text:style-name="T1">Plataforma</text:span><text:span text:style-name="T2">: Configuracion de corrida que utiliza Selenium a fin de determinar en que browser se <text:s/>ejecutara la prueba.</text:span></text:p>
      <text:p text:style-name="P2"><text:span text:style-name="T2"/></text:p>
      <text:p text:style-name="P2"><text:span text:style-name="T1">Identificador</text:span><text:span text:style-name="T2">: Parametro que se le puede agregar a una corrida para diferenciarla.</text:span></text:p>
      <text:p text:style-name="Standard"/>
      <text:p text:style-name="P2"><text:span text:style-name="T1">Función</text:span><text:span text:style-name="T2">: Pequeña porción de código que es “encapsulada” y “catalogada” con el fin de poder ser utilizara reiteradas veces sin la necesidad de volver a escribir todo su contenido.</text:span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Juan Luna</meta:initial-creator>
    <meta:creation-date>2010-12-15T11:23:22</meta:creation-date>
    <dc:date>2010-12-15T18:27:29</dc:date>
    <dc:creator>Lucia Brizuela</dc:creator>
    <meta:editing-duration>PT06H53M38S</meta:editing-duration>
    <meta:editing-cycles>19</meta:editing-cycles>
    <meta:generator>OpenOffice.org/3.1$Unix OpenOffice.org_project/310m19$Build-9420</meta:generator>
    <meta:document-statistic meta:table-count="0" meta:image-count="0" meta:object-count="0" meta:page-count="1" meta:paragraph-count="16" meta:word-count="226" meta:character-count="1434"/>
  </office:meta>
</office:document-meta>
</file>